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3afe14" officeooo:paragraph-rsid="003afe14"/>
    </style:style>
    <style:style style:name="P2" style:family="paragraph" style:parent-style-name="Standard">
      <style:text-properties officeooo:rsid="003afe14" officeooo:paragraph-rsid="003afe14"/>
    </style:style>
    <style:style style:name="P3" style:family="paragraph" style:parent-style-name="Standard">
      <style:text-properties style:text-underline-style="none" officeooo:rsid="003afe14" officeooo:paragraph-rsid="003afe14"/>
    </style:style>
    <style:style style:name="P4" style:family="paragraph" style:parent-style-name="Standard">
      <style:text-properties style:text-underline-style="none" officeooo:rsid="003cf403" officeooo:paragraph-rsid="003cf403"/>
    </style:style>
    <style:style style:name="P5" style:family="paragraph" style:parent-style-name="Standard">
      <style:text-properties style:text-underline-style="none" officeooo:rsid="003eafa8" officeooo:paragraph-rsid="003eafa8"/>
    </style:style>
    <style:style style:name="P6" style:family="paragraph" style:parent-style-name="Standard">
      <style:text-properties style:text-underline-style="none" officeooo:rsid="003f5869" officeooo:paragraph-rsid="003f5869"/>
    </style:style>
    <style:style style:name="P7" style:family="paragraph" style:parent-style-name="Standard">
      <style:text-properties style:text-underline-style="none" officeooo:rsid="00408a27" officeooo:paragraph-rsid="00408a27"/>
    </style:style>
    <style:style style:name="P8" style:family="paragraph" style:parent-style-name="Standard">
      <style:text-properties style:text-underline-style="none" officeooo:rsid="00421e76" officeooo:paragraph-rsid="00421e76"/>
    </style:style>
    <style:style style:name="P9" style:family="paragraph" style:parent-style-name="Standard">
      <style:text-properties style:text-underline-style="none" officeooo:rsid="004356b6" officeooo:paragraph-rsid="004356b6"/>
    </style:style>
    <style:style style:name="P10" style:family="paragraph" style:parent-style-name="Standard">
      <style:text-properties style:text-underline-style="none" officeooo:rsid="00447d68" officeooo:paragraph-rsid="00447d68"/>
    </style:style>
    <style:style style:name="P11" style:family="paragraph" style:parent-style-name="Standard">
      <style:text-properties style:text-underline-style="none" officeooo:rsid="004749da" officeooo:paragraph-rsid="004749d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463aa2"/>
    </style:style>
    <style:style style:name="T4" style:family="text">
      <style:text-properties officeooo:rsid="004935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Bipap startup instructions</text:span></text:p>
      <text:p text:style-name="P3"/>
      <text:p text:style-name="P3">Plug in device when possible</text:p>
      <text:p text:style-name="P6">Turn on device with button in back</text:p>
      <text:p text:style-name="P9">Enable clinical mode by pressing <text:span text:style-name="T3">and holding </text:span>centre button and setup button simultaneously. Set to 5 minutes.</text:p>
      <text:p text:style-name="P9">Disable “non-vented mask” alarm by clicking “setup” several times until you reach the “AlarmSettings” page</text:p>
      <text:p text:style-name="P10">Ensure all other alarms are on</text:p>
      <text:p text:style-name="P11">Press setup <text:span text:style-name="T4">until you arrive to “clinical settings”</text:span>, then Advanced Settings</text:p>
      <text:p text:style-name="P11">Select “mask type”, and then “full face mask”</text:p>
      <text:p text:style-name="P9"/>
      <text:p text:style-name="P3">Attach circuit</text:p>
      <text:p text:style-name="P3">Learn circuit</text:p>
      <text:p text:style-name="P4">Push 'lung' button</text:p>
      <text:p text:style-name="P4">Hit Start button</text:p>
      <text:p text:style-name="P5">Attach tube to patient mask</text:p>
      <text:p text:style-name="P5"/>
      <text:p text:style-name="P8">Consent</text:p>
      <text:p text:style-name="P8">Fill patient info sheet with patient (demographics)</text:p>
      <text:p text:style-name="P8">Prepare circuit</text:p>
      <text:p text:style-name="P8">Attach mask</text:p>
      <text:p text:style-name="P7">Rapid removal training</text:p>
      <text:p text:style-name="P8">Start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3afe14" officeooo:paragraph-rsid="003afe14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<text:span text:style-name="MT1">Updated: 2020 April 18</text:span>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Tarek Loubani</meta:initial-creator>
    <meta:creation-date>2020-04-01T03:03:18.847015264</meta:creation-date>
    <dc:date>2020-04-18T16:59:39.657072600</dc:date>
    <meta:editing-duration>PT2H9M54S</meta:editing-duration>
    <meta:editing-cycles>39</meta:editing-cycles>
    <meta:generator>LibreOffice/6.3.5.2$Linux_X86_64 LibreOffice_project/30$Build-2</meta:generator>
    <dc:creator>Tarek Loubani</dc:creator>
    <meta:document-statistic meta:table-count="0" meta:image-count="0" meta:object-count="0" meta:page-count="1" meta:paragraph-count="20" meta:word-count="107" meta:character-count="676" meta:non-whitespace-character-count="587"/>
  </office:meta>
</office:document-meta>
</file>